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ableTypeCodeGenerator.generateCode( ResolvableType resolvableType , boolean allowClass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lvableTypeCodeGenerator.ResolvableTypeCod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ableTypeCodeGenerator.generateCodeWithGenerics( ResolvableType target ,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vableTypeCodeGenerator.generateCode( ResolvableType resolv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